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/>
    </style:style>
    <style:style style:name="P3" style:family="paragraph">
      <style:text-properties style:font-name="Courier New"/>
    </style:style>
    <style:style style:name="T1" style:family="text">
      <style:text-properties style:font-name="Liberation Serif1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Courier New"/>
    </style:style>
    <style:style style:name="T3" style:family="text">
      <style:text-properties style:text-position="33% 58%" style:font-name="Courier New"/>
    </style:style>
    <style:style style:name="T4" style:family="text">
      <style:text-properties style:text-position="0% 100%" style:font-name="Courier New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marker-end="Arrowheads_20_1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2846in" style:run-through="foreground"/>
    </style:style>
    <style:style style:name="gr7" style:family="graphic">
      <style:graphic-properties draw:marker-start="Arrowheads_20_1" draw:marker-end="Arrowheads_20_1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3028in" style:run-through="foreground"/>
    </style:style>
    <style:style style:name="gr9" style:family="graphic">
      <style:graphic-properties draw:stroke="none" svg:stroke-color="#000000" draw:fill="none" draw:fill-color="#ffffff" fo:min-height="0.255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draw:g text:anchor-type="paragraph" draw:z-index="0" draw:style-name="gr1"><draw:custom-shape draw:style-name="gr2" draw:text-style-name="P2" svg:width="1.828in" svg:height="1.7713in" svg:x="2.1626in" svg:y="0.2008in"><text:p text:style-name="P1"><text:span text:style-name="T2">Kontroler lotu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4.6535in" svg:y="0.2008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4.6535in" svg:y="0.6933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4.6535in" svg:y="1.1382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4.6535in" svg:y="1.6307in"><text:p text:style-name="P1"><text:span text:style-name="T2">Sterownik silnika</text:span></text:p><draw:enhanced-geometry svg:viewBox="0 0 21600 21600" draw:type="rectangle" draw:enhanced-path="M 0 0 L 21600 0 21600 21600 0 21600 0 0 Z N"/></draw:custom-shape><draw:g draw:style-name="gr4"><draw:line draw:style-name="gr5" draw:text-style-name="P1" svg:x1="3.9902in" svg:y1="0.398in" svg:x2="4.6535in" svg:y2="0.4in"><text:p/></draw:line><draw:frame draw:style-name="gr6" draw:text-style-name="P3" svg:width="0.474in" svg:height="0.285in" svg:x="4.0945in" svg:y="0.2008in"><draw:text-box><text:p text:style-name="P3"><text:span text:style-name="T2">PWM</text:span></text:p></draw:text-box></draw:frame></draw:g><draw:g draw:style-name="gr4"><draw:line draw:style-name="gr5" draw:text-style-name="P1" svg:x1="3.9902in" svg:y1="0.8906in" svg:x2="4.6535in" svg:y2="0.8925in"><text:p/></draw:line><draw:frame draw:style-name="gr6" draw:text-style-name="P3" svg:width="0.474in" svg:height="0.285in" svg:x="4.0945in" svg:y="0.6933in"><draw:text-box><text:p text:style-name="P3"><text:span text:style-name="T2">PWM</text:span></text:p></draw:text-box></draw:frame></draw:g><draw:g draw:style-name="gr4"><draw:line draw:style-name="gr5" draw:text-style-name="P1" svg:x1="3.9902in" svg:y1="1.3354in" svg:x2="4.6535in" svg:y2="1.3374in"><text:p/></draw:line><draw:frame draw:style-name="gr6" draw:text-style-name="P3" svg:width="0.474in" svg:height="0.285in" svg:x="4.0945in" svg:y="1.1382in"><draw:text-box><text:p text:style-name="P3"><text:span text:style-name="T2">PWM</text:span></text:p></draw:text-box></draw:frame></draw:g><draw:g draw:style-name="gr4"><draw:line draw:style-name="gr5" draw:text-style-name="P1" svg:x1="3.9902in" svg:y1="1.828in" svg:x2="4.6535in" svg:y2="1.8299in"><text:p/></draw:line><draw:frame draw:style-name="gr6" draw:text-style-name="P3" svg:width="0.474in" svg:height="0.285in" svg:x="4.0945in" svg:y="1.6307in"><draw:text-box><text:p text:style-name="P3"><text:span text:style-name="T2">PWM</text:span></text:p></draw:text-box></draw:frame></draw:g><draw:custom-shape draw:style-name="gr3" draw:text-style-name="P3" svg:width="1.828in" svg:height="0.7862in" svg:x="2.1626in" svg:y="2.4071in"><text:p text:style-name="P1"><text:span text:style-name="T2">Moduł czujników</text:span></text:p><draw:enhanced-geometry svg:viewBox="0 0 21600 21600" draw:type="rectangle" draw:enhanced-path="M 0 0 L 21600 0 21600 21600 0 21600 0 0 Z N"/></draw:custom-shape><draw:line draw:style-name="gr7" draw:text-style-name="P1" svg:x1="3.0717in" svg:y1="1.9717in" svg:x2="3.0717in" svg:y2="2.4071in"><text:p/></draw:line><draw:frame draw:style-name="gr8" draw:text-style-name="P3" svg:width="0.587in" svg:height="0.3031in" svg:x="3.2043in" svg:y="2.1043in"><draw:text-box><text:p text:style-name="P3"><text:span text:style-name="T2">I</text:span><text:span text:style-name="T3">2</text:span><text:span text:style-name="T4">C</text:span></text:p></draw:text-box></draw:frame><draw:custom-shape draw:style-name="gr3" draw:text-style-name="P2" svg:width="1.4496in" svg:height="1.7713in" svg:x="0.1264in" svg:y="0.2008in"><text:p text:style-name="P1"><text:span text:style-name="T2">Moduł radiowy</text:span></text:p><draw:enhanced-geometry svg:viewBox="0 0 21600 21600" draw:type="rectangle" draw:enhanced-path="M 0 0 L 21600 0 21600 21600 0 21600 0 0 Z N"/></draw:custom-shape><draw:line draw:style-name="gr7" draw:text-style-name="P1" svg:x1="1.5756in" svg:y1="1.3181in" svg:x2="2.1622in" svg:y2="1.3181in"><text:p/></draw:line><draw:frame draw:style-name="gr9" draw:text-style-name="P3" svg:width="0.5496in" svg:height="0.2559in" svg:x="1.689in" svg:y="1.0626in"><draw:text-box><text:p><text:span text:style-name="T2">UART</text:span></text:p></draw:text-box></draw:frame></draw:g><draw:g text:anchor-type="paragraph" draw:z-index="1" draw:style-name="gr1"><draw:custom-shape draw:style-name="gr2" draw:text-style-name="P2" svg:width="1.828in" svg:height="1.7713in" svg:x="6.889in" svg:y="4.5173in"><text:p text:style-name="P1"><text:span text:style-name="T2">Kontroler lotu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9.3799in" svg:y="4.5173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9.3799in" svg:y="5.0098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9.3799in" svg:y="5.4547in"><text:p text:style-name="P1"><text:span text:style-name="T2">Sterownik silnika</text:span></text:p><draw:enhanced-geometry svg:viewBox="0 0 21600 21600" draw:type="rectangle" draw:enhanced-path="M 0 0 L 21600 0 21600 21600 0 21600 0 0 Z N"/></draw:custom-shape><draw:custom-shape draw:style-name="gr3" draw:text-style-name="P3" svg:width="1.8469in" svg:height="0.3413in" svg:x="9.3799in" svg:y="5.9472in"><text:p text:style-name="P1"><text:span text:style-name="T2">Sterownik silnika</text:span></text:p><draw:enhanced-geometry svg:viewBox="0 0 21600 21600" draw:type="rectangle" draw:enhanced-path="M 0 0 L 21600 0 21600 21600 0 21600 0 0 Z N"/></draw:custom-shape><draw:g draw:style-name="gr4"><draw:line draw:style-name="gr5" draw:text-style-name="P1" svg:x1="8.7165in" svg:y1="4.7146in" svg:x2="9.3799in" svg:y2="4.7165in"><text:p/></draw:line><draw:frame draw:style-name="gr6" draw:text-style-name="P3" svg:width="0.474in" svg:height="0.285in" svg:x="8.8209in" svg:y="4.5173in"><draw:text-box><text:p text:style-name="P3"><text:span text:style-name="T2">PWM</text:span></text:p></draw:text-box></draw:frame></draw:g><draw:g draw:style-name="gr4"><draw:line draw:style-name="gr5" draw:text-style-name="P1" svg:x1="8.7165in" svg:y1="5.2071in" svg:x2="9.3799in" svg:y2="5.2091in"><text:p/></draw:line><draw:frame draw:style-name="gr6" draw:text-style-name="P3" svg:width="0.474in" svg:height="0.285in" svg:x="8.8209in" svg:y="5.0098in"><draw:text-box><text:p text:style-name="P3"><text:span text:style-name="T2">PWM</text:span></text:p></draw:text-box></draw:frame></draw:g><draw:g draw:style-name="gr4"><draw:line draw:style-name="gr5" draw:text-style-name="P1" svg:x1="8.7165in" svg:y1="5.652in" svg:x2="9.3799in" svg:y2="5.6539in"><text:p/></draw:line><draw:frame draw:style-name="gr6" draw:text-style-name="P3" svg:width="0.474in" svg:height="0.285in" svg:x="8.8209in" svg:y="5.4547in"><draw:text-box><text:p text:style-name="P3"><text:span text:style-name="T2">PWM</text:span></text:p></draw:text-box></draw:frame></draw:g><draw:g draw:style-name="gr4"><draw:line draw:style-name="gr5" draw:text-style-name="P1" svg:x1="8.7165in" svg:y1="6.1445in" svg:x2="9.3799in" svg:y2="6.1465in"><text:p/></draw:line><draw:frame draw:style-name="gr6" draw:text-style-name="P3" svg:width="0.474in" svg:height="0.285in" svg:x="8.8209in" svg:y="5.9472in"><draw:text-box><text:p text:style-name="P3"><text:span text:style-name="T2">PWM</text:span></text:p></draw:text-box></draw:frame></draw:g><draw:custom-shape draw:style-name="gr3" draw:text-style-name="P3" svg:width="1.828in" svg:height="0.7862in" svg:x="6.889in" svg:y="6.7236in"><text:p text:style-name="P1"><text:span text:style-name="T2">Moduł czujników</text:span></text:p><draw:enhanced-geometry svg:viewBox="0 0 21600 21600" draw:type="rectangle" draw:enhanced-path="M 0 0 L 21600 0 21600 21600 0 21600 0 0 Z N"/></draw:custom-shape><draw:line draw:style-name="gr7" draw:text-style-name="P1" svg:x1="7.798in" svg:y1="6.2882in" svg:x2="7.798in" svg:y2="6.7236in"><text:p/></draw:line><draw:frame draw:style-name="gr8" draw:text-style-name="P3" svg:width="0.587in" svg:height="0.3031in" svg:x="7.9307in" svg:y="6.4209in"><draw:text-box><text:p text:style-name="P3"><text:span text:style-name="T2">I</text:span><text:span text:style-name="T3">2</text:span><text:span text:style-name="T4">C</text:span></text:p></draw:text-box></draw:frame><draw:custom-shape draw:style-name="gr3" draw:text-style-name="P2" svg:width="1.4496in" svg:height="1.7713in" svg:x="4.8528in" svg:y="4.5173in"><text:p text:style-name="P1"><text:span text:style-name="T2">Moduł radiowy</text:span></text:p><draw:enhanced-geometry svg:viewBox="0 0 21600 21600" draw:type="rectangle" draw:enhanced-path="M 0 0 L 21600 0 21600 21600 0 21600 0 0 Z N"/></draw:custom-shape><draw:line draw:style-name="gr7" draw:text-style-name="P1" svg:x1="6.302in" svg:y1="5.6346in" svg:x2="6.8886in" svg:y2="5.6346in"><text:p/></draw:line><draw:frame draw:style-name="gr9" draw:text-style-name="P3" svg:width="0.5496in" svg:height="0.2559in" svg:x="6.4154in" svg:y="5.3791in"><draw:text-box><text:p><text:span text:style-name="T2">UART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23:03:18.137085260</meta:creation-date>
    <dc:date>2015-11-02T23:19:03.461517973</dc:date>
    <meta:editing-duration>PT3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